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100000111523C2D4BDF25B06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7.652cm" svg:height="16.223cm" svg:x="1.048cm" svg:y="2.177cm">
          <draw:image xlink:href="Pictures/10000201000001D100000111523C2D4BDF25B06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8-15T22:48:19.860887607</dc:date>
    <meta:editing-duration>PT2H25M56S</meta:editing-duration>
    <meta:editing-cycles>1</meta:editing-cycles>
    <meta:document-statistic meta:object-count="1"/>
    <meta:generator>LibreOffice/7.1.4.2$Linux_X86_64 LibreOffice_project/10$Build-2</meta:generator>
  </office:meta>
</office:document-meta>
</file>